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222222" style:font-name="arial" fo:font-size="19.2000007629395pt" fo:letter-spacing="normal" fo:language="de" fo:country="CH" fo:font-style="normal" fo:font-weight="normal" officeooo:rsid="0014eee1" officeooo:paragraph-rsid="0014eee1" loext:padding="0cm" loext:border="none"/>
    </style:style>
    <style:style style:name="P2" style:family="paragraph" style:parent-style-name="Standard">
      <style:paragraph-properties fo:margin-left="1.251cm" fo:margin-right="0cm" fo:margin-top="0cm" fo:margin-bottom="0.318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222222" style:font-name="arial" fo:font-size="9.60000038146973pt" fo:letter-spacing="normal" fo:language="de" fo:country="CH" fo:font-style="normal" fo:font-weight="normal"/>
    </style:style>
    <style:style style:name="P3" style:family="paragraph" style:parent-style-name="Text_20_body">
      <style:text-properties officeooo:rsid="0014eee1" officeooo:paragraph-rsid="0014eee1"/>
    </style:style>
    <style:style style:name="P4" style:family="paragraph" style:parent-style-name="Text_20_body">
      <style:text-properties officeooo:paragraph-rsid="0014eee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ahoma" officeooo:rsid="0014eee1" officeooo:paragraph-rsid="0014eee1"/>
    </style:style>
    <style:style style:name="P6" style:family="paragraph" style:parent-style-name="Title">
      <style:text-properties officeooo:rsid="0014eee1" officeooo:paragraph-rsid="0014eee1"/>
    </style:style>
    <style:style style:name="P7" style:family="paragraph" style:parent-style-name="Heading_20_1">
      <style:text-properties officeooo:rsid="0014eee1" officeooo:paragraph-rsid="0014eee1"/>
    </style:style>
    <style:style style:name="P8" style:family="paragraph" style:parent-style-name="Heading_20_1">
      <style:text-properties officeooo:rsid="00172186" officeooo:paragraph-rsid="00172186"/>
    </style:style>
    <style:style style:name="P9" style:family="paragraph" style:parent-style-name="Heading_20_2">
      <style:text-properties officeooo:rsid="0014eee1" officeooo:paragraph-rsid="0014eee1"/>
    </style:style>
    <style:style style:name="P10" style:family="paragraph" style:parent-style-name="Heading_20_2">
      <style:text-properties officeooo:rsid="0015bd50" officeooo:paragraph-rsid="0015bd50"/>
    </style:style>
    <style:style style:name="P11" style:family="paragraph" style:parent-style-name="Text_20_body">
      <style:text-properties officeooo:rsid="0014eee1" officeooo:paragraph-rsid="0014eee1"/>
    </style:style>
    <style:style style:name="P12" style:family="paragraph" style:parent-style-name="Text_20_body">
      <style:text-properties officeooo:rsid="00172186" officeooo:paragraph-rsid="00172186"/>
    </style:style>
    <style:style style:name="P13" style:family="paragraph" style:parent-style-name="Text_20_body">
      <style:text-properties officeooo:paragraph-rsid="0014eee1"/>
    </style:style>
    <style:style style:name="P14" style:family="paragraph" style:parent-style-name="Text_20_body">
      <style:text-properties officeooo:paragraph-rsid="00172186"/>
    </style:style>
    <style:style style:name="P15" style:family="paragraph" style:parent-style-name="Text_20_body" style:list-style-name="L1">
      <style:paragraph-properties fo:margin-left="1.251cm" fo:margin-right="0cm" fo:margin-top="0cm" fo:margin-bottom="0.085cm" loext:contextual-spacing="false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" fo:font-size="9.60000038146973pt" fo:letter-spacing="normal" fo:language="de" fo:country="CH" fo:font-style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officeooo:rsid="0015bd50"/>
    </style:style>
    <style:style style:name="T3" style:family="text">
      <style:text-properties officeooo:rsid="00172186"/>
    </style:style>
    <style:style style:name="T4" style:family="text">
      <style:text-properties style:font-name="Tahoma" officeooo:rsid="00172186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wendete Ports der Applikationen</text:p>
      <text:h text:style-name="P7" text:outline-level="1">Einleitung</text:h>
      <text:p text:style-name="P3">Um die Applikation sauber miteinander zusammen arbeiten zu lassen, sind einige TCP-Verbindungen nötig, damit die Einzelteile sauber qualifiziert und entsprechend zusammen gesetzt werden können.</text:p>
      <text:p text:style-name="P3">Ausgangspunkt für nacahfolgenden Definitionen ist der folgend, im Internet gefundene Eintrag:</text:p>
      <text:p text:style-name="P1">0 to 65535</text:p>
      <text:p text:style-name="P2">Port numbers range from <text:span text:style-name="T1">0 to 65535</text:span>, but only port numbers <text:span text:style-name="T1">0 to 1023 </text:span>are reserved for privileged services and designated as well-known ports.<text:line-break/>...</text:p>
      <text:list xml:id="list1090200952" text:style-name="L1">
        <text:list-item>
          <text:list>
            <text:list-item>
              <text:p text:style-name="P15">Well-known <text:span text:style-name="T1">ports range </text:span>from 0 through 1023.</text:p>
            </text:list-item>
            <text:list-item>
              <text:p text:style-name="P15">Registered <text:span text:style-name="T1">ports </text:span>are 1024 to 49151.</text:p>
            </text:list-item>
            <text:list-item>
              <text:p text:style-name="P15">Dynamic <text:span text:style-name="T1">ports </text:span>(also called private <text:span text:style-name="T1">ports</text:span>) are 49152 to 65535.</text:p>
            </text:list-item>
          </text:list>
        </text:list-item>
      </text:list>
      <text:p text:style-name="P5">Den entspechenden Information zu Folge werden hier einige Ports definiert, welche von der vorliegenden Applikationsumgebung verwendet werden.</text:p>
      <text:h text:style-name="P7" text:outline-level="1">Die verwendeten Ports</text:h>
      <text:p text:style-name="P3">Die Ports werden nach Entwicklungumgebung geordnet und entsprechend verwendet.</text:p>
      <text:p text:style-name="P12">FÜR DIESE Applikation benutzen wir den Port-Range 50001 bis 50020.</text:p>
      <text:h text:style-name="P9" text:outline-level="2">Umgebung DEV – Entwicklungsumgebung</text:h>
      <text:p text:style-name="P4">CgaMainApplication<text:tab/><text:tab/><text:span text:style-name="T3">WebServer<text:tab/><text:tab/><text:tab/><text:tab/>50001</text:span></text:p>
      <text:p text:style-name="P4">CgaWebApplication<text:tab/><text:tab/><text:span text:style-name="T3">WebServer<text:tab/><text:tab/><text:tab/><text:tab/>50002</text:span></text:p>
      <text:p text:style-name="P4">CgaWebApplication<text:tab/><text:tab/><text:span text:style-name="T3">InternalServer<text:tab/><text:tab/><text:tab/>50003</text:span></text:p>
      <text:p text:style-name="P4">CgaRemoteApplication<text:tab/><text:span text:style-name="T3">InternalServer<text:tab/><text:tab/><text:tab/>50004</text:span></text:p>
      <text:h text:style-name="Heading_20_2" text:outline-level="2">Umgebung <text:span text:style-name="T2">INT – Integrationsumgebung</text:span></text:h>
      <text:p text:style-name="P14">CgaMainApplication<text:tab/><text:tab/><text:span text:style-name="T3">WebServer<text:tab/><text:tab/><text:tab/><text:tab/>50006</text:span></text:p>
      <text:p text:style-name="P14">CgaWebApplication<text:tab/><text:tab/><text:span text:style-name="T3">WebServer<text:tab/><text:tab/><text:tab/><text:tab/>50007</text:span></text:p>
      <text:p text:style-name="P14">CgaWebApplication<text:tab/><text:tab/><text:span text:style-name="T3">InternalServer<text:tab/><text:tab/><text:tab/>50008</text:span></text:p>
      <text:p text:style-name="P14"><text:soft-page-break/>CgaRemoteApplication<text:tab/><text:span text:style-name="T3">InternalServer<text:tab/><text:tab/><text:tab/>50009</text:span></text:p>
      <text:h text:style-name="P10" text:outline-level="2">Umgebung TEST – Testumgebung</text:h>
      <text:p text:style-name="P14">CgaMainApplication<text:tab/><text:tab/><text:span text:style-name="T3">WebServer<text:tab/><text:tab/><text:tab/><text:tab/>50011</text:span></text:p>
      <text:p text:style-name="P14">CgaWebApplication<text:tab/><text:tab/><text:span text:style-name="T3">WebServer<text:tab/><text:tab/><text:tab/><text:tab/>50012</text:span></text:p>
      <text:p text:style-name="P14">CgaWebApplication<text:tab/><text:tab/><text:span text:style-name="T3">InternalServer<text:tab/><text:tab/><text:tab/>50013</text:span></text:p>
      <text:p text:style-name="P14">CgaRemoteApplication<text:tab/><text:span text:style-name="T3">InternalServer<text:tab/><text:tab/><text:tab/>50014</text:span></text:p>
      <text:h text:style-name="P10" text:outline-level="2">Umgebung PROD – Produktionsumgebung</text:h>
      <text:p text:style-name="P14">CgaMainApplication<text:tab/><text:tab/><text:span text:style-name="T3">WebServer<text:tab/><text:tab/><text:tab/><text:tab/>500</text:span><text:span text:style-name="T4">16</text:span></text:p>
      <text:p text:style-name="P14">CgaWebApplication<text:tab/><text:tab/><text:span text:style-name="T3">WebServer<text:tab/><text:tab/><text:tab/><text:tab/>50017</text:span></text:p>
      <text:p text:style-name="P14">CgaWebApplication<text:tab/><text:tab/><text:span text:style-name="T3">InternalServer<text:tab/><text:tab/><text:tab/>50018</text:span></text:p>
      <text:p text:style-name="P14">CgaRemoteApplication<text:tab/><text:span text:style-name="T3">InternalServer<text:tab/><text:tab/><text:tab/>50019</text:span></text:p>
      <text:h text:style-name="P8" text:outline-level="1">Darstellung in den Property-Files</text:h>
      <text:p text:style-name="P12">Im Moment wird der einfachere Ansatz gewählt, nämlich, dass jede Umgebung ihr eigenes Property-File hat. In einem weiteren Schritt könnte der Ansatz von Mulitple-Choice-Properties verwendet werd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18:51:12.362000000</meta:creation-date>
    <dc:title>Privat - Tahoma</dc:title>
    <meta:editing-duration>PT10M54S</meta:editing-duration>
    <meta:editing-cycles>3</meta:editing-cycles>
    <meta:generator>LibreOffice/6.4.4.2$Windows_X86_64 LibreOffice_project/3d775be2011f3886db32dfd395a6a6d1ca2630ff</meta:generator>
    <dc:date>2020-09-17T09:35:24.452000000</dc:date>
    <meta:document-statistic meta:table-count="0" meta:image-count="0" meta:object-count="0" meta:page-count="2" meta:paragraph-count="35" meta:word-count="223" meta:character-count="1931" meta:non-whitespace-character-count="1690"/>
    <meta:template xlink:type="simple" xlink:actuate="onRequest" xlink:title="Privat - Tahoma" xlink:href="../../../../../AppData/Roaming/LibreOffice/4/user/template/Privat%20-%20Tahoma1.ott" meta:date="2020-09-16T18:51:11.503000000"/>
  </office:meta>
</office:document-meta>
</file>